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ed071"/>
    </style:style>
    <style:style style:name="P2" style:family="paragraph" style:parent-style-name="Standard">
      <style:paragraph-properties fo:text-align="start" style:justify-single-word="false"/>
      <style:text-properties fo:font-size="11pt" officeooo:rsid="0009bf46" officeooo:paragraph-rsid="0009bf46" style:font-size-asian="11pt" style:font-size-complex="11pt"/>
    </style:style>
    <style:style style:name="P3" style:family="paragraph" style:parent-style-name="Standard">
      <style:paragraph-properties fo:text-align="start" style:justify-single-word="false"/>
      <style:text-properties fo:font-size="11pt" officeooo:rsid="000b5ea5" officeooo:paragraph-rsid="000b5ea5" style:font-size-asian="11pt" style:font-size-complex="11pt"/>
    </style:style>
    <style:style style:name="P4" style:family="paragraph" style:parent-style-name="Standard">
      <style:paragraph-properties fo:text-align="start" style:justify-single-word="false"/>
      <style:text-properties fo:font-size="11pt" officeooo:rsid="000c87cb" officeooo:paragraph-rsid="000c87cb" style:font-size-asian="11pt" style:font-size-complex="11pt"/>
    </style:style>
    <style:style style:name="P5" style:family="paragraph" style:parent-style-name="Standard">
      <style:paragraph-properties fo:text-align="start" style:justify-single-word="false"/>
      <style:text-properties fo:font-size="11pt" officeooo:rsid="000cb20a" officeooo:paragraph-rsid="000cb20a" style:font-size-asian="11pt" style:font-size-complex="11pt"/>
    </style:style>
    <style:style style:name="P6" style:family="paragraph" style:parent-style-name="Standard">
      <style:paragraph-properties fo:text-align="start" style:justify-single-word="false"/>
      <style:text-properties officeooo:rsid="000ed071" officeooo:paragraph-rsid="000ed071"/>
    </style:style>
    <style:style style:name="P7" style:family="paragraph" style:parent-style-name="Standard">
      <style:paragraph-properties fo:text-align="start" style:justify-single-word="false"/>
      <style:text-properties officeooo:rsid="000fa808" officeooo:paragraph-rsid="000fa808"/>
    </style:style>
    <style:style style:name="P8" style:family="paragraph" style:parent-style-name="Heading_20_1">
      <style:paragraph-properties fo:text-align="center" style:justify-single-word="false"/>
      <style:text-properties officeooo:paragraph-rsid="0009bf46"/>
    </style:style>
    <style:style style:name="T1" style:family="text">
      <style:text-properties officeooo:rsid="0009bf46"/>
    </style:style>
    <style:style style:name="T2" style:family="text">
      <style:text-properties officeooo:rsid="000c87cb"/>
    </style:style>
    <style:style style:name="T3" style:family="text">
      <style:text-properties officeooo:rsid="000cb20a"/>
    </style:style>
    <style:style style:name="T4" style:family="text">
      <style:text-properties officeooo:rsid="000dbddb"/>
    </style:style>
    <style:style style:name="T5" style:family="text">
      <style:text-properties fo:font-size="11pt" officeooo:rsid="000cb20a" style:font-size-asian="11pt" style:font-size-complex="11pt"/>
    </style:style>
    <style:style style:name="T6" style:family="text">
      <style:text-properties fo:font-size="11pt" officeooo:rsid="000dbddb" style:font-size-asian="11pt" style:font-size-complex="11pt"/>
    </style:style>
    <style:style style:name="T7" style:family="text">
      <style:text-properties officeooo:rsid="000ed07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text:span text:style-name="T1">R</text:span>e<text:span text:style-name="T1">port</text:span> <text:span text:style-name="T1">nr </text:span>1º <text:span text:style-name="T1">of the lab work</text:span></text:h>
      <text:h text:style-name="P8" text:outline-level="1">RCOM</text:h>
      <text:p text:style-name="P2">Nicolae Munteanu – 202202842</text:p>
      <text:p text:style-name="P2">José Ramos – 202005460</text:p>
      <text:p text:style-name="P2"/>
      <text:p text:style-name="P2">This lab work was based on making a connection between two computers, through a physical cable, in the hope of sending a file (penguim.gif).</text:p>
      <text:p text:style-name="P2"/>
      <text:p text:style-name="P2">1.</text:p>
      <text:p text:style-name="P3">Has it was said previously, the main objective of this lab work was to send a file through a physical connection, but there were several other objectives throughout the project, such as having stages in sending the file (connecting, information transfer, disconnecting), the use of tramas changed in all of the stages so that we were able to distinguish between them and change from one stage to another, while sending the <text:span text:style-name="T4">frames</text:span> we had to check if the <text:span text:style-name="T4">trama</text:span> sent was correctly put together, if not we had to resend the <text:span text:style-name="T4">data</text:span> with the correct trama, <text:span text:style-name="T2">there should be a application layer and a data layer, stop-and-wait so that we had time for the receiver to respond to our trama</text:span> and we also had to stuff the <text:span text:style-name="T4">data</text:span> bytes <text:span text:style-name="T2">in the transmitter</text:span> so that we would not receive a flag by mistake <text:span text:style-name="T2">on the receiver side which would have to then unstuff the bytes</text:span>. Finally with this report we hope in <text:span text:style-name="T2">explaining</text:span> <text:span text:style-name="T2">what we did and what we did not, while giving a explanation on how things work.</text:span></text:p>
      <text:p text:style-name="P3"/>
      <text:p text:style-name="P4">2.</text:p>
      <text:p text:style-name="P4">Our project did not have a physical layer, but we have two <text:span text:style-name="T3">logical link</text:span> protocols, one for the receiver and one for the transmitter. In the receiver side we had the code divided by guards so that we could distinguish which state we were in, <text:span text:style-name="T3">we had this in a while loop, except for when we disconnect and waiting for the UA. In the transmitter side we also had the code divided by guards so that we could know what state to use.</text:span></text:p>
      <text:p text:style-name="P5"/>
      <text:p text:style-name="P5">3.</text:p>
      <text:p text:style-name="P1"><text:span text:style-name="T5">In the project we used the alarm given in the practical classes, it being used in the transmitter side throughout the </text:span><text:span text:style-name="T6">w</text:span><text:span text:style-name="T5">hole program, </text:span>readByByte <text:span text:style-name="T4">was also used in the whole program both in the transmitter and receiver, </text:span>checkSupervision <text:span text:style-name="T4">was used to check if the supervision frames were correct and is used in both, although they are slightly different since the receiver doesn’t receive some of the transmitter tramas and vice versa, </text:span>clearBuffer <text:span text:style-name="T4">was used to clear the buffer before it was going to get anything written on it, we did this because of some errors we were having, trama was used in to make supervision frames and it was used in both sides, </text:span>checkData <text:span text:style-name="T4">was used only in the transmitter to check if the trama in the information frames was correct, </text:span>infoTrama <text:span text:style-name="T7">does the intial trama for the information frames and we also have a swap which changes the Ns and Nr when necessary.</text:span></text:p>
      <text:p text:style-name="P1"/>
      <text:p text:style-name="P6">4.</text:p>
      <text:p text:style-name="P7">Both the receiver and transmitter are noncanonical. In the receiver side we start with 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1-08T09:25:36.581428219</meta:creation-date>
    <dc:date>2022-11-08T10:27:03.918649385</dc:date>
    <meta:editing-duration>PT7M44S</meta:editing-duration>
    <meta:editing-cycles>2</meta:editing-cycles>
    <meta:generator>LibreOffice/6.1.5.2$Linux_X86_64 LibreOffice_project/10$Build-2</meta:generator>
    <meta:document-statistic meta:table-count="0" meta:image-count="0" meta:object-count="0" meta:page-count="1" meta:paragraph-count="13" meta:word-count="472" meta:character-count="2601" meta:non-whitespace-character-count="2139"/>
  </office:meta>
</office:document-meta>
</file>